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Verdana" fo:font-size="10pt" style:font-name-asian="Verdana" style:font-size-asian="10pt" style:font-name-complex="Verdana" style:font-size-complex="10pt"/>
    </style:style>
    <style:style style:name="P2" style:family="paragraph" style:parent-style-name="Text_20_body">
      <style:paragraph-properties fo:margin-top="0cm" fo:margin-bottom="0.212cm" loext:contextual-spacing="false"/>
      <style:text-properties fo:color="#000000" style:font-name="Verdana" fo:font-size="10pt" style:font-name-asian="Verdana" style:font-size-asian="10pt" style:font-name-complex="Verdana" style:font-size-complex="10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officeooo:rsid="001bc3f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ce181e" officeooo:rsid="001bc3f0"/>
    </style:style>
    <style:style style:name="T4" style:family="text">
      <style:text-properties fo:color="#ce181e" officeooo:rsid="001cd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1: Si a, b y c son variables enteras con valores a=8, b=3, c=-5, determina el valor de las siguientes expresiones aritméticas:</text:p>
      <text:p text:style-name="Standard">a) a + b + c <text:span text:style-name="T1">= </text:span><text:span text:style-name="T3">8 + 3 – 5 = 6</text:span></text:p>
      <text:p text:style-name="Standard">b) 2 * b + 3 * (a – c) <text:span text:style-name="T1">= </text:span><text:span text:style-name="T3">6 + 3(13) = 6 + 39 = 45 </text:span></text:p>
      <text:p text:style-name="Standard">c) a / b <text:span text:style-name="T1">= </text:span><text:span text:style-name="T3">2</text:span></text:p>
      <text:p text:style-name="Standard">d) a % b <text:span text:style-name="T1">= </text:span><text:span text:style-name="T3">2</text:span></text:p>
      <text:p text:style-name="Standard">e) a / c <text:span text:style-name="T1">= </text:span><text:span text:style-name="T3">-1</text:span></text:p>
      <text:p text:style-name="Standard">f) a % c <text:span text:style-name="T1">= </text:span><text:span text:style-name="T3">3</text:span></text:p>
      <text:p text:style-name="Standard">g) a * b / c <text:span text:style-name="T1">= </text:span><text:span text:style-name="T3">-4</text:span></text:p>
      <text:p text:style-name="Standard">h) a * (b / c) <text:span text:style-name="T1">= </text:span><text:span text:style-name="T3">8 * (-0.6) = 0</text:span></text:p>
      <text:p text:style-name="Standard">i) (a * c) % b <text:span text:style-name="T1">= </text:span><text:span text:style-name="T3">-40 % 3 = -1</text:span></text:p>
      <text:p text:style-name="Standard">j) a * (c % b) <text:span text:style-name="T1">= </text:span><text:span text:style-name="T3">8 * (2) = -16</text:span></text:p>
      <text:p text:style-name="Standard">k) (3 * a – 2 * b) % (2 * a – c) <text:span text:style-name="T1">= </text:span><text:span text:style-name="T3">(</text:span><text:span text:style-name="T4">24</text:span><text:span text:style-name="T3"> – 6) % (16 - (-5)) = (</text:span><text:span text:style-name="T4">18</text:span><text:span text:style-name="T3">)%(21) = </text:span><text:span text:style-name="T4">18</text:span></text:p>
      <text:p text:style-name="Standard">l) 2 * ( a / 5 + (4 - b * 3)) % (a + c – 2) <text:span text:style-name="T1">= </text:span><text:span text:style-name="T3">2* (1+(4-9)) % (1) = 2*(-4)%1 = -8%1 = 0</text:span></text:p>
      <text:p text:style-name="Standard">m) (a - 3 * b) % (c + 2 * a) / (a – c) <text:span text:style-name="T1">= </text:span><text:span text:style-name="T3">(a-9) % (c+16) / (13) = (-1) % (11) / (13) = -1 % 0 = 0</text:span></text:p>
      <text:p text:style-name="Standard">n) a - b - c * 2 <text:span text:style-name="T1">= </text:span><text:span text:style-name="T3">8 – 3 - (-10) = 5 + 10 = 15</text:span></text:p>
      <text:p text:style-name="Text_20_body">ejercicio2. Si c1, c2 y c3 son variables de tipo char con valores c1=’E’, c2=’5’, c3=’?’, determina el valor numérico de las siguientes expresiones aritméticas. </text:p>
      <text:p text:style-name="Text_20_body">a) c1 + 1</text:p>
      <text:p text:style-name="Text_20_body">b) c1 – c2 + c3</text:p>
      <text:p text:style-name="Text_20_body">c) c2 – 2</text:p>
      <text:p text:style-name="Text_20_body">d) c2 – '2'</text:p>
      <text:p text:style-name="Text_20_body">e) c3 + '#'</text:p>
      <text:p text:style-name="Text_20_body">f) c1 % c3</text:p>
      <text:p text:style-name="Text_20_body">g) '2' + '2'</text:p>
      <text:p text:style-name="Text_20_body">h) (c1 / c2) * c3</text:p>
      <text:p text:style-name="Text_20_body">i) 3 * c2</text:p>
      <text:p text:style-name="Text_20_body">j) <text:span text:style-name="T2">'3' * c2</text:span></text:p>
      <text:p text:style-name="P1">ejercicio3.Escribe un programa Java que realice lo siguiente: declarar una variable N de tipo int, una variable A de tipo double y una variable C de tipo char y asigna a cada una un valor. A continuación muestra por pantalla:</text:p>
      <text:p text:style-name="P1">El valor de cada variable.</text:p>
      <text:p text:style-name="P1">La suma de N + A</text:p>
      <text:p text:style-name="P1">La diferencia de A - N</text:p>
      <text:p text:style-name="P1">El valor numérico correspondiente al carácter que contiene la variable C.(ayuda (int))</text:p>
      <text:p text:style-name="P1">ejrcicio4.Escribe un programa Java que declare una variable entera N y asígnale un valor. A continuación escribe las instrucciones que realicen los siguientes:</text:p>
      <text:p text:style-name="P1">Incrementar N en 77.</text:p>
      <text:p text:style-name="P1">Decrementarla en 3.</text:p>
      <text:p text:style-name="P1">Duplicar su valor.</text:p>
      <text:p text:style-name="P1">Ejercicio5.Programa java que declare cuatro variables enteras A, B, C y D y asígnale un valor a cada una. A continuación realiza las instrucciones necesarias para que:</text:p>
      <text:p text:style-name="Text_20_body">B tome el valor de C</text:p>
      <text:p text:style-name="Text_20_body">C tome el valor de A</text:p>
      <text:p text:style-name="Text_20_body">A tome el valor de D</text:p>
      <text:p text:style-name="P1"><text:soft-page-break/>D tome el valor de B</text:p>
      <text:p text:style-name="P1">ejercicio6.Escribe un programa java que declare una variable B de tipo entero y asígnale un valor. A continuación muestra un mensaje indicando si el valor de B es positivo o negativo. Consideraremos el 0 como positivo. </text:p>
      <text:p text:style-name="P1">Ejercicio7.Escribe un programa java que declare una variable C de tipo entero y asígnale un valor. A continuación muestra un mensaje indicando si el valor de C es positivo o negativo, si es par o impar, si es múltiplo de 5, si es múltiplo de 10 y si es mayor o menor que 100. Consideraremos el 0 como positivo. </text:p>
      <text:p text:style-name="Text_20_body">Si por ejemplo C = 55 la salida será</text:p>
      <text:p text:style-name="Text_20_body">55 es positivo</text:p>
      <text:p text:style-name="Text_20_body">55 es impar</text:p>
      <text:p text:style-name="Text_20_body">55 es múltiplo de 5</text:p>
      <text:p text:style-name="Text_20_body">55 no es múltiplo de 10</text:p>
      <text:p text:style-name="P2">55 es menor que 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 </meta:initial-creator>
    <meta:creation-date>2018-09-26T18:42:06</meta:creation-date>
    <dc:date>2018-10-03T11:32:39.339695000</dc:date>
    <meta:editing-duration>PT21H54M40S</meta:editing-duration>
    <meta:editing-cycles>2</meta:editing-cycles>
    <meta:generator>LibreOffice/6.0.0.3$MacOSX_X86_64 LibreOffice_project/64a0f66915f38c6217de274f0aa8e15618924765</meta:generator>
    <meta:document-statistic meta:table-count="0" meta:image-count="0" meta:object-count="0" meta:page-count="2" meta:paragraph-count="48" meta:word-count="572" meta:character-count="2436" meta:non-whitespace-character-count="1897"/>
  </office:meta>
</office:document-meta>
</file>